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6cd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6cd4c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matic SC" fo:font-size="44pt" fo:letter-spacing="normal" fo:font-style="normal" style:text-underline-style="none" fo:font-weight="normal" style:font-name-asian="Amatic SC" style:font-size-asian="44pt" style:font-style-asian="normal" style:font-weight-asian="normal" style:font-name-complex="Amatic SC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3pt" fo:letter-spacing="normal" fo:font-style="normal" style:text-underline-style="none" fo:font-weight="normal" style:font-name-asian="Source Code Pro" style:font-size-asian="13pt" style:font-style-asian="normal" style:font-weight-asian="normal" style:font-name-complex="Source Code Pro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2cm" text:min-label-width="0.95cm"/>
        <style:text-properties style:font-name="Source Code Pr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2cm" text:min-label-width="0.9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12;p27" draw:style-name="gr1" draw:text-style-name="P2" draw:layer="layout" svg:width="23.665cm" svg:height="7.47cm" svg:x="0.866cm" svg:y="1.089cm">
          <text:p text:style-name="P1"><text:span text:style-name="T1">Trippl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7" draw:style-name="gr1" draw:text-style-name="P2" draw:layer="layout" svg:width="23.665cm" svg:height="1.959cm" svg:x="0.866cm" svg:y="10.807cm">
          <text:p text:style-name="P1"><text:span text:style-name="T2">Progetto di Reti di Calcolatori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18;p28" draw:style-name="gr3" draw:text-style-name="P2" draw:layer="layout" svg:width="23.665cm" svg:height="2.222cm" svg:x="0.715cm" svg:y="0.813cm">
          <text:p text:style-name="P4"><text:span text:style-name="T4">Servizio Tripplann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8" draw:style-name="gr3" draw:text-style-name="P2" draw:layer="layout" svg:width="23.665cm" svg:height="9.275cm" svg:x="0.866cm" svg:y="3.413cm">
          <text:p text:style-name="P5"><text:span text:style-name="T5">Servizio che permette di programmare un viaggio verso una città o una località delle quali vengono fornite informazioni e luoghi <text:s/>di interesse con la possibilità di pianificare un viaggio e salvarlo su Google Calend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24;p29" draw:style-name="gr3" draw:text-style-name="P2" draw:layer="layout" svg:width="23.665cm" svg:height="2.222cm" svg:x="0.866cm" svg:y="0.813cm">
          <text:p text:style-name="P4"><text:span text:style-name="T4">Come Funziona <text:s text:c="3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3" draw:text-style-name="P2" draw:layer="layout" svg:width="23.665cm" svg:height="9.275cm" svg:x="0.866cm" svg:y="3.413cm">
          <text:p text:style-name="P5"><text:span text:style-name="T6">Una volta avviato server.js, si verrà reindirizzati direttamente sulla pagina iniziale dell'applicazione dove cliccando su '/start' si avrà accesso alla form (form.html) dove, dopo aver inserito la città scelta come meta e il tipo di luogo a cui si è interessati, premendo cerca verranno visualizzati i nomi dei luoghi di interesse con la rispettiva via e una mappa della città; tramite il bottone 'Programma' è possibile programmare il proprio viaggio su calendar: dopo aver fatto il login con Google si avrà la possibilità di programmare il proprio viaggio aggiungendo un evento al calendario con la data di partenza e quella di ritorno, la citta e il luogo di interesse; inoltre cliccando su 'Mostra eventi programmati' è possibile visualizzare tutti gli eventi creati dall'utente. La funzione di cronologia invece permette all'utente di rivedere tutte le ricerche che ha compiuto e eventualmente di cancellar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30;p30" draw:style-name="gr3" draw:text-style-name="P2" draw:layer="layout" svg:width="23.665cm" svg:height="2.222cm" svg:x="0.866cm" svg:y="0.813cm">
          <text:p text:style-name="P4"><text:span text:style-name="T4">Servizi utilizzati/offer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30" draw:style-name="gr3" draw:text-style-name="P2" draw:layer="layout" svg:width="23.665cm" svg:height="9.275cm" svg:x="0.866cm" svg:y="3.413cm">
          <text:p text:style-name="P5"><text:span text:style-name="T5">Servizi utilizzati:</text:span></text:p>
          <text:list text:style-name="L2">
            <text:list-item>
              <text:p text:style-name="P6"><text:span text:style-name="T5">Google Places </text:span></text:p>
            </text:list-item>
            <text:list-item>
              <text:p text:style-name="P5"><text:span text:style-name="T5">Google Maps </text:span></text:p>
            </text:list-item>
            <text:list-item>
              <text:p text:style-name="P5"><text:span text:style-name="T5">Google Calendar</text:span></text:p>
            </text:list-item>
          </text:list>
          <text:p text:style-name="P6"><text:span text:style-name="T5">Servizi Offerti:</text:span></text:p>
          <text:list text:continue-numbering="true" text:style-name="L2">
            <text:list-item>
              <text:p text:style-name="P6"><text:span text:style-name="T5">Luoghi di interesse </text:span></text:p>
            </text:list-item>
            <text:list-item>
              <text:p text:style-name="P5"><text:span text:style-name="T5">Programmazione viaggio su calendario </text:span></text:p>
            </text:list-item>
            <text:list-item>
              <text:p text:style-name="P5"><text:span text:style-name="T5">Cronolog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p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36;p31" draw:style-name="gr3" draw:text-style-name="P2" draw:layer="layout" svg:width="23.665cm" svg:height="2.222cm" svg:x="0.866cm" svg:y="0.813cm">
          <text:p text:style-name="P4"><text:span text:style-name="T4">Luoghi di interesse e map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31" draw:style-name="gr3" draw:text-style-name="P2" draw:layer="layout" svg:width="23.665cm" svg:height="9.275cm" svg:x="0.866cm" svg:y="3.413cm">
          <text:p text:style-name="P5"><text:span text:style-name="T7">Get /:luoghi/:citta</text:span></text:p>
          <text:p text:style-name="P6"><text:span text:style-name="T5">Restituisce il nome dei luoghi di interesse con la rispettiva via in base al tipo di luogo e alla città scelti facendo una get al servizio offerto da Google Places</text:span></text:p>
          <text:p text:style-name="P6"><text:span text:style-name="T8"/></text:p>
          <text:p text:style-name="P6"><text:span text:style-name="T5">Mostra una mappa della città selezionata tramite 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p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4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142;p32" draw:style-name="gr3" draw:text-style-name="P2" draw:layer="layout" svg:width="23.665cm" svg:height="2.222cm" svg:x="0.866cm" svg:y="0.813cm">
          <text:p text:style-name="P4"><text:span text:style-name="T4">Programmzione viaggio sul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2" draw:style-name="gr3" draw:text-style-name="P2" draw:layer="layout" svg:width="23.665cm" svg:height="9.275cm" svg:x="0.866cm" svg:y="3.413cm">
          <text:p text:style-name="P4"><text:span text:style-name="T9">I viaggi possono essere programmati grazie all’integrazione con Google Calendar.</text:span></text:p>
          <text:p text:style-name="P4"><text:span text:style-name="T9">L’utente, la cui autenticazione avviene con il proprio account google, mediante il protocollo Oauth 2,consente a Triplanner l’accesso completo alle funzionalità di Google Calendar.</text:span></text:p>
          <text:p text:style-name="P4"><text:span text:style-name="T9">Le api messa a disposizione consentono di programmare un nuovo viaggio, cancellarne uno, ed ottenere la lista dei viaggi programmati.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2" draw:style-name="gr4" draw:text-style-name="P2" draw:layer="layout" svg:width="20.386cm" svg:height="2.376cm" svg:x="15.452cm" svg:y="6.181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6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149;p33" draw:style-name="gr5" draw:text-style-name="P2" draw:layer="layout" svg:width="23.665cm" svg:height="2.222cm" svg:x="0.866cm" svg:y="0.813cm">
          <text:p text:style-name="P4"><text:span text:style-name="T10">API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3" draw:style-name="gr6" draw:text-style-name="P2" draw:layer="layout" svg:width="23.665cm" svg:height="9.275cm" svg:x="0.866cm" svg:y="3.413cm">
          <text:p text:style-name="P4"><text:span text:style-name="T9">POST :/api/calendar/addevent</text:span></text:p>
          <text:p text:style-name="P4"><text:span text:style-name="T9">Consente di aggiungere un evento, prendendo, attraverso il metodo post i parametri necessari: destinazione, tipo luogo di destinazione, nome del luogo di destinazione, la data di inizio e quella di fine.</text:span></text:p>
          <text:p text:style-name="P4"><text:span text:style-name="T9">POST :/api/calendar/deleteevent</text:span></text:p>
          <text:p text:style-name="P4"><text:span text:style-name="T9">Consente, prendendo in input un eventID, un determinato evento presente su google calendar.</text:span></text:p>
          <text:p text:style-name="P4"><text:span text:style-name="T9">GET :/api/calendar/getevents</text:span></text:p>
          <text:p text:style-name="P4"><text:span text:style-name="T9">Restituisce la lista di tutti i viaggi programm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7:notes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155;p34" draw:style-name="gr3" draw:text-style-name="P2" draw:layer="layout" svg:width="23.665cm" svg:height="2.222cm" svg:x="0.866cm" svg:y="0.813cm">
          <text:p text:style-name="P4"><text:span text:style-name="T4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4" draw:style-name="gr3" draw:text-style-name="P2" draw:layer="layout" svg:width="23.665cm" svg:height="10.59cm" svg:x="0.866cm" svg:y="3.413cm">
          <text:p text:style-name="P5"><text:span text:style-name="T5">Tramite AMPQ </text:span><text:span text:style-name="T7">sender.js </text:span><text:span text:style-name="T5">manda messaggi a </text:span><text:span text:style-name="T7">receiver.js <text:s/></text:span></text:p>
          <text:p text:style-name="P6"><text:span text:style-name="T5">Ogni volta che si compie una ricerca viene inviato un messaggio contenente le informazioni ricercate dall’utente; =&gt;la coda ‘Queue’ viene riempita con le varie ricerche</text:span></text:p>
          <text:p text:style-name="P6"><text:span text:style-name="T5">Quando l’utente vuole conoscere la cronologia, cliccando sul rispettivo bottone la coda viene svuotata e le informazioni vengono scritte nel Database e visualizzate a schermo</text:span></text:p>
          <text:p text:style-name="P6"><text:span text:style-name="T5">Tramite il bottone ‘Cancella Cronologia’ l’utente puo inoltre cancellare le varie ricerche che ha accumulato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8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161;p35" draw:style-name="gr3" draw:text-style-name="P2" draw:layer="layout" svg:width="23.665cm" svg:height="2.222cm" svg:x="0.866cm" svg:y="0.813cm">
          <text:p text:style-name="P4"><text:span text:style-name="T4">Strut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5" draw:style-name="gr7" draw:text-style-name="P7" draw:layer="layout" svg:width="3.261cm" svg:height="2.894cm" svg:x="1.232cm" svg:y="6.549cm">
          <text:p text:style-name="P4"><text:span text:style-name="T11"><text:s/></text:span><text:span text:style-name="T12">Client</text:span></text:p>
          <text:p text:style-name="P4"><text:span text:style-name="T13">(form.html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35" draw:style-name="gr8" draw:text-style-name="P8" draw:layer="layout" svg:width="6.2cm" svg:height="2.461cm" svg:x="7.803cm" svg:y="6.982cm">
          <text:p text:style-name="P4"><text:span text:style-name="T11"><text:s text:c="8"/></text:span><text:span text:style-name="T14">Server.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4;p35" draw:style-name="gr9" draw:text-style-name="P9" draw:layer="layout" svg:width="3.434cm" svg:height="1.467cm" svg:x="7.176cm" svg:y="3.826cm">
          <text:p text:style-name="P4"><text:span text:style-name="T11">Google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5" draw:style-name="gr9" draw:text-style-name="P9" draw:layer="layout" svg:width="3.65cm" svg:height="1.402cm" svg:x="12.018cm" svg:y="3.891cm">
          <text:p text:style-name="P4"><text:span text:style-name="T11">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5" draw:style-name="gr9" draw:text-style-name="P9" draw:layer="layout" svg:width="3.65cm" svg:height="1.467cm" svg:x="17.227cm" svg:y="6.009cm">
          <text:p text:style-name="P4"><text:span text:style-name="T11">Google Calend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10" draw:text-style-name="P10" draw:layer="layout" svg:width="2.785cm" svg:height="2.31cm" svg:x="8.408cm" svg:y="11.132cm">
          <text:p text:style-name="P4"><text:span text:style-name="T11">Database</text:span></text:p>
          <text:p text:style-name="P4"><text:span text:style-name="T13"><text:s text:c="3"/></text:span><text:span text:style-name="T13">postgres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68;p35" draw:style-name="gr11" draw:text-style-name="P11" draw:layer="layout" svg:width="3.304cm" svg:height="0.214cm" svg:x="4.497cm" svg:y="7.99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69;p35" draw:style-name="gr11" draw:text-style-name="P11" draw:layer="layout" svg:width="0.203cm" svg:height="1.683cm" draw:transform="rotate (-3.14159265358979) translate (9.1cm 6.98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0;p35" draw:style-name="gr11" draw:text-style-name="P11" draw:layer="layout" svg:width="0.235cm" svg:height="1.878cm" svg:x="9.403cm" svg:y="5.31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1;p35" draw:style-name="gr11" draw:text-style-name="P11" draw:layer="layout" svg:width="0.926cm" svg:height="1.726cm" svg:x="12.252cm" svg:y="5.31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2;p35" draw:style-name="gr11" draw:text-style-name="P11" draw:layer="layout" svg:width="3.261cm" svg:height="1.445cm" svg:x="13.957cm" svg:y="6.24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3;p35" draw:style-name="gr11" draw:text-style-name="P11" draw:layer="layout" svg:width="3.694cm" svg:height="0.127cm" draw:transform="rotate (-3.14159265358979) translate (7.803cm 8.72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4;p35" draw:style-name="gr12" draw:text-style-name="P12" draw:layer="layout" svg:width="3.11cm" svg:height="0.84cm" svg:x="16.514cm" svg:y="11.132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13" draw:text-style-name="P11" draw:layer="layout" svg:width="0.001cm" svg:height="0.84cm" svg:x="18.07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13" draw:text-style-name="P11" draw:layer="layout" svg:width="0.019cm" svg:height="0.883cm" svg:x="16.946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13" draw:text-style-name="P11" draw:layer="layout" svg:width="0.001cm" svg:height="0.883cm" svg:x="17.508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8;p35" draw:style-name="gr13" draw:text-style-name="P11" draw:layer="layout" svg:width="0.019cm" svg:height="0.883cm" svg:x="18.589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9;p35" draw:style-name="gr13" draw:text-style-name="P11" draw:layer="layout" svg:width="0.001cm" svg:height="0.819cm" svg:x="19.129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0;p35" draw:style-name="gr11" draw:text-style-name="P11" draw:layer="layout" svg:width="2.937cm" svg:height="1.64cm" svg:x="14.007cm" svg:y="9.2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1;p35" draw:style-name="gr14" draw:text-style-name="P2" draw:layer="layout" svg:width="3.11cm" svg:height="0.883cm" svg:x="16.395cm" svg:y="9.262cm"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5" draw:style-name="gr11" draw:text-style-name="P11" draw:layer="layout" svg:width="3.196cm" svg:height="1.867cm" draw:transform="rotate (-3.14159265358979) translate (16.514cm 11.553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3;p35" draw:style-name="gr14" draw:text-style-name="P2" draw:layer="layout" svg:width="4.06cm" svg:height="1.186cm" svg:x="11.898cm" svg:y="10.904cm"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5" draw:style-name="gr11" draw:text-style-name="P11" draw:layer="layout" svg:width="0.019cm" svg:height="1.596cm" svg:x="10.326cm" svg:y="9.48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5;p35" draw:style-name="gr11" draw:text-style-name="P11" draw:layer="layout" svg:width="0.008cm" svg:height="1.402cm" draw:transform="rotate (-3.14159265358979) translate (9.802cm 11.13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6;p35" draw:style-name="gr3" draw:text-style-name="P2" draw:layer="layout" svg:width="3.564cm" svg:height="1.45cm" svg:x="10.332cm" svg:y="9.325cm">
          <text:p text:style-name="P4"><text:span text:style-name="T15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5" draw:style-name="gr3" draw:text-style-name="P2" draw:layer="layout" svg:width="3.564cm" svg:height="1.445cm" svg:x="16.514cm" svg:y="11.088cm">
          <text:p text:style-name="P4"><text:span text:style-name="T16">AMQP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5" draw:style-name="gr3" draw:text-style-name="P2" draw:layer="layout" svg:width="2.072cm" svg:height="1.015cm" svg:x="14.893cm" svg:y="7.305cm">
          <text:p text:style-name="P4"><text:span text:style-name="T17">O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p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9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00fdc8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custom-shape draw:name="Google Shape;6;p1" draw:style-name="Mgr3" draw:text-style-name="MP5" draw:layer="backgroundobjects" svg:width="25.397cm" svg:height="9.52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2" presentation:style-name="OBJECT-title" draw:layer="backgroundobjects" svg:width="23.665cm" svg:height="2.222cm" svg:x="0.866cm" svg:y="0.813cm" presentation:class="title" presentation:placeholder="true" presentation:user-transformed="true">
        <draw:text-box/>
      </draw:frame>
      <draw:frame draw:name="Google Shape;11;p2" presentation:style-name="OBJECT-outline1" draw:layer="backgroundobjects" svg:width="23.665cm" svg:height="9.275cm" svg:x="0.866cm" svg:y="3.4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